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, 'Arial Unicode MS'"/>
    <style:font-face style:name="Verdana" svg:font-family="Verdana, Geneva, sans-serif"/>
    <style:font-face style:name="helvetica" svg:font-family="helvetica, arial"/>
    <style:font-face style:name="arial" svg:font-family="arial, helvetica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835in"/>
    </style:style>
    <style:style style:name="P2" style:family="paragraph" style:parent-style-name="Text_20_body">
      <style:paragraph-properties fo:margin-top="0in" fo:margin-bottom="0.0835in"/>
      <style:text-properties fo:background-color="#ffff00"/>
    </style:style>
    <style:style style:name="P3" style:family="paragraph" style:parent-style-name="Text_20_body">
      <style:paragraph-properties fo:margin-top="0in" fo:margin-bottom="0.0835in"/>
      <style:text-properties fo:font-variant="normal" fo:text-transform="none" fo:color="#000000" style:font-name="Verdana" fo:font-size="6pt" fo:letter-spacing="normal" fo:font-style="normal" fo:font-weight="normal"/>
    </style:style>
    <style:style style:name="P4" style:family="paragraph" style:parent-style-name="Text_20_body">
      <style:text-properties fo:color="#000000"/>
    </style:style>
    <style:style style:name="P5" style:family="paragraph" style:parent-style-name="Text_20_body">
      <style:text-properties fo:font-variant="normal" fo:text-transform="none" fo:color="#000000" style:font-name="helvetica" fo:font-size="12pt" fo:letter-spacing="normal" fo:font-style="normal" fo:font-weight="bold"/>
    </style:style>
    <style:style style:name="P6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color="#000000"/>
    </style:style>
    <style:style style:name="P7" style:family="paragraph" style:parent-style-name="Text_20_body">
      <style:paragraph-properties fo:margin-left="0in" fo:margin-right="0in" fo:margin-top="0in" fo:margin-bottom="0in" style:line-height-at-least="0.1083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6pt" fo:letter-spacing="normal" fo:font-style="normal" fo:font-weight="normal"/>
    </style:style>
    <style:style style:name="P8" style:family="paragraph" style:parent-style-name="Text_20_body">
      <style:paragraph-properties fo:margin-left="0in" fo:margin-right="0in" fo:margin-top="0in" fo:margin-bottom="0in" style:line-height-at-least="0.1083in" fo:text-align="start" style:justify-single-word="false" fo:orphans="2" fo:widows="2" fo:text-indent="0in" style:auto-text-indent="false" fo:padding="0in" fo:border="none"/>
    </style:style>
    <style:style style:name="P9" style:family="paragraph" style:parent-style-name="Standard">
      <style:text-properties fo:font-variant="normal" fo:text-transform="none" fo:color="#000000" style:font-name="helvetica" fo:font-size="12pt" fo:letter-spacing="normal" fo:font-style="normal" fo:font-weight="bold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fo:font-variant="normal" fo:text-transform="none" fo:color="#000000" style:font-name="helvetica" fo:font-size="12pt" fo:letter-spacing="normal" fo:font-style="normal" fo:font-weight="bold"/>
    </style:style>
    <style:style style:name="P13" style:family="paragraph" style:parent-style-name="Standard" style:list-style-name="L1">
      <style:text-properties fo:color="#000000"/>
    </style:style>
    <style:style style:name="P14" style:family="paragraph" style:parent-style-name="Text_20_body">
      <style:paragraph-properties fo:margin-left="0in" fo:margin-right="0in" fo:margin-top="0in" fo:margin-bottom="0in" style:line-height-at-least="0.1083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6pt" fo:letter-spacing="normal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in" style:line-height-at-least="0.1083in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00000" style:font-name="arial" fo:font-size="8pt" fo:letter-spacing="normal" fo:font-style="normal" fo:font-weight="bold" style:font-size-asian="8pt" style:font-style-asian="normal" style:font-weight-asian="bold"/>
    </style:style>
    <style:style style:name="T2" style:family="text">
      <style:text-properties fo:font-variant="normal" fo:text-transform="none" fo:color="#000000" style:font-name="arial" fo:font-size="8pt" fo:letter-spacing="normal" fo:font-style="normal" fo:font-weight="normal" style:font-size-asian="8pt" style:font-style-asian="normal" style:font-weight-asian="normal"/>
    </style:style>
    <style:style style:name="T3" style:family="text">
      <style:text-properties fo:font-variant="normal" fo:text-transform="none" fo:color="#000000" style:font-name="Verdana" fo:font-size="6pt" fo:letter-spacing="normal" fo:font-style="normal" fo:font-weight="normal"/>
    </style:style>
    <style:style style:name="T4" style:family="text">
      <style:text-properties fo:font-variant="normal" fo:text-transform="none" style:font-name="arial" fo:font-size="8pt" fo:letter-spacing="normal" fo:font-style="normal" fo:font-weight="bold" style:font-size-asian="8pt" style:font-style-asian="normal" style:font-weight-asian="bold"/>
    </style:style>
    <style:style style:name="T5" style:family="text">
      <style:text-properties fo:font-variant="normal" fo:text-transform="none" fo:color="#744079" style:font-name="arial" fo:font-size="8pt" fo:letter-spacing="normal" fo:font-style="normal" fo:font-weight="normal" style:font-size-asian="8pt" style:font-style-asian="normal" style:font-weight-asian="normal"/>
    </style:style>
    <style:style style:name="T6" style:family="text">
      <style:text-properties fo:font-variant="normal" fo:text-transform="none" style:font-name="helvetica" fo:font-size="12pt" fo:letter-spacing="normal" fo:font-style="normal" fo:font-weight="bold"/>
    </style:style>
    <style:style style:name="T7" style:family="text">
      <style:text-properties fo:font-variant="normal" fo:text-transform="none" style:font-name="helvetica" fo:font-size="8.39999961853027pt" fo:letter-spacing="normal" fo:font-style="normal" fo:font-weight="normal"/>
    </style:style>
    <style:style style:name="T8" style:family="text">
      <style:text-properties fo:font-variant="normal" fo:text-transform="none" fo:color="#003399" style:font-name="Verdana" fo:font-size="6pt" fo:letter-spacing="normal" fo:font-style="normal" fo:font-weight="normal"/>
    </style:style>
    <style:style style:name="T9" style:family="text">
      <style:text-properties fo:background-color="#008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#of pages</text:p>
      <text:p text:style-name="Standard"/>
      <text:list xml:id="list28255814" text:style-name="L1">
        <text:list-item>
          <text:p text:style-name="P11">Metal Roofing <text:s/><text:a xlink:type="simple" xlink:href="http://www.gerardusa.com/EnergyStar.shtml">http://www.gerardusa.com/EnergyStar.shtml</text:a> </text:p>
          <text:p text:style-name="P11"><text:a xlink:type="simple" xlink:href="http://www.gerardusa.com/rebates.shtml">http://www.gerardusa.com/rebates.shtml</text:a>, Available colors &amp; </text:p>
        </text:list-item>
      </text:list>
      <text:p text:style-name="Standard"><text:tab/></text:p>
      <text:p text:style-name="P5"><text:s text:c="9"/>Tax Credit Eligible Products - Roofing</text:p>
      <text:p text:style-name="P6"><text:span text:style-name="T7"><text:s text:c="13"/>Shop the eligible products that can help you save money and energy</text:span> </text:p>
      <text:p text:style-name="P6"/>
      <text:list xml:id="list28385666" text:continue-numbering="true" text:style-name="L1">
        <text:list-item>
          <text:p text:style-name="P11">Siding </text:p>
        </text:list-item>
        <text:list-item>
          <text:p text:style-name="P11">Windows &amp; Doors</text:p>
          <text:p text:style-name="P12">Tax Credit Eligible Products - Doors </text:p>
          <text:p text:style-name="P13"><text:span text:style-name="T7">Shop the eligible products that can help you save money and energy</text:span><text:span text:style-name="T6"> </text:span></text:p>
        </text:list-item>
      </text:list>
      <text:p text:style-name="P9"><text:tab/></text:p>
      <text:p text:style-name="P5"><text:s text:c="10"/>Tax Credit Eligible Products – Windows</text:p>
      <text:p text:style-name="P4"><text:span text:style-name="T6"><text:s text:c="11"/></text:span><text:span text:style-name="T7">Shop the eligible products that can help you save money and energy.</text:span> </text:p>
      <text:p text:style-name="Standard"><text:span text:style-name="T1"/></text:p>
      <text:p text:style-name="Standard"><text:span text:style-name="T1">log in id : </text:span><text:a xlink:type="simple" xlink:href="mailto:nexgen_construction@yahoo.com"><text:span text:style-name="Internet_20_link"><text:span text:style-name="T4">nexgen_construction@yahoo.com</text:span></text:span></text:a></text:p>
      <text:p text:style-name="Standard"><text:span text:style-name="T1">password </text:span><text:span text:style-name="T5"><text:s text:c="2"/>NexGen321 </text:span></text:p>
      <text:p text:style-name="Text_20_body"><text:span text:style-name="T5">Birthday</text:span> <text:span text:style-name="T2">June 22, 1972</text:span> </text:p>
      <text:p text:style-name="Text_20_body">What is first name of your favorite uncle : Sajjad</text:p>
      <text:p text:style-name="Text_20_body">Last name of your favorite teacher : Zain-ul-Abideen</text:p>
      <text:p text:style-name="P1">Postal Code 63303</text:p>
      <text:p text:style-name="P1"/>
      <text:p text:style-name="P1">Marketing :</text:p>
      <text:p text:style-name="P1">Google Reviews, Yahoo Reviews,</text:p>
      <text:p text:style-name="P1"><text:line-break/></text:p>
      <text:p text:style-name="P1">Roofing</text:p>
      <text:p text:style-name="P1">Roofing Contractor</text:p>
      <text:p text:style-name="P1">Roof Repairs</text:p>
      <text:p text:style-name="P1">New Construction Roofing</text:p>
      <text:p text:style-name="P1">Strip and Re-Roof or Overlays</text:p>
      <text:p text:style-name="P1">Ventilation System Installations</text:p>
      <text:p text:style-name="P1">Installation or Removal of Skylights</text:p>
      <text:p text:style-name="P1">New Construction</text:p>
      <text:p text:style-name="P2">Bath Remodeling</text:p>
      <text:p text:style-name="P2">Bath Renovations</text:p>
      <text:p text:style-name="P1">Bath Improvements</text:p>
      <text:p text:style-name="P1"><text:tab/></text:p>
      <text:p text:style-name="P2">Gutter Cleaning</text:p>
      <text:p text:style-name="P1"><text:soft-page-break/>House Siding</text:p>
      <text:p text:style-name="P1">Vinyl Siding</text:p>
      <text:p text:style-name="P1">Interior Painting</text:p>
      <text:p text:style-name="P1">Interior Trim</text:p>
      <text:p text:style-name="P1">New Construction Windows</text:p>
      <text:p text:style-name="P1">New Windows</text:p>
      <text:p text:style-name="P1">Replacement Windows</text:p>
      <text:p text:style-name="P2">Hardwood Floors</text:p>
      <text:p text:style-name="P2">Hardwood Floors Installation</text:p>
      <text:p text:style-name="P2">Hardwood Floors Refinishing</text:p>
      <text:p text:style-name="P1"><text:tab/><text:tab/><text:tab/></text:p>
      <text:p text:style-name="P1">Tile Installation</text:p>
      <text:p text:style-name="P1">Home Improvement Projects</text:p>
      <text:p text:style-name="P1">Home Remodeling</text:p>
      <text:p text:style-name="P1">Plowing</text:p>
      <text:p text:style-name="P1">Snow Removal</text:p>
      <text:p text:style-name="P1">Kitchen Remodeling</text:p>
      <text:p text:style-name="P1">Kitchen Improvements</text:p>
      <text:p text:style-name="P1">Kitchen and Bath Renovations</text:p>
      <text:p text:style-name="P1">General Contracting Work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http://www.fhremodeling.com/">http://www.fhremodeling.com/</text:a></text:p>
      <text:p text:style-name="P1"/>
      <text:p text:style-name="P1">Steel Metal Roofing|Vinyl Siding|Decks|Windows &amp; Doors|Kitchen &amp; Bath Renovation|Basement|Gutter</text:p>
      <text:p text:style-name="P3">Chouinard Bros. guarantees that its services will include the following:</text:p>
      <text:p text:style-name="P7">1.Fully insured</text:p>
      <text:p text:style-name="P7">2.All roofing materials supplied by the company, with nothing left to chance</text:p>
      <text:p text:style-name="P7">3.Workers are experienced, and are covered under Workers' Compensation</text:p>
      <text:p text:style-name="P7">4.Quick turnaround even with were guarantee, with minimal to no delays because of shortages</text:p>
      <text:p text:style-name="P7">5.10-year written warranty on labour, for all work</text:p>
      <text:p text:style-name="P7">6.Metalwork is accurate and delivered fast</text:p>
      <text:p text:style-name="P7">7.Workers respect personal property, with prompt clean up and removal of materials as needed</text:p>
      <text:p text:style-name="P7"><text:soft-page-break/>8.Financing options available</text:p>
      <text:p text:style-name="P8"><text:span text:style-name="T3"><text:line-break/><text:line-break/>Read more: </text:span><text:a xlink:type="simple" xlink:href="http://www.articlesbase.com/home-improvement-articles/cb-windows-and-doors-installation-services-4267387.html#ixzz1d57yCcfI"><text:span text:style-name="T8">http://www.articlesbase.com/home-improvement-articles/cb-windows-and-doors-installation-services-4267387.html#ixzz1d57yCcfI</text:span></text:a><text:span text:style-name="T3"> <text:line-break/>Under Creative Commons License: </text:span><text:a xlink:type="simple" xlink:href="http://creativecommons.org/licenses/by-nd/3.0"><text:span text:style-name="T8">Attribution No Derivatives</text:span></text:a> </text:p>
      <text:p text:style-name="P8"/>
      <text:p text:style-name="P8"/>
      <text:p text:style-name="P8"/>
      <text:p text:style-name="P8"><text:span text:style-name="T9">About Us:</text:span> We offer guaranteed work and at guaranteed prices. Only quality work and skilled craftsmen to install them. All of our work is fully insured including workers compens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, 'Arial Unicode MS'"/>
    <style:font-face style:name="Verdana" svg:font-family="Verdana, Geneva, sans-serif"/>
    <style:font-face style:name="helvetica" svg:font-family="helvetica, arial"/>
    <style:font-face style:name="arial" svg:font-family="arial, helvetica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2T12:49:33</meta:creation-date>
    <meta:editing-duration>P24DT4H28M10S</meta:editing-duration>
    <dc:date>2011-11-08T08:26:26.73</dc:date>
    <meta:generator>OpenOffice.org/3.3$Win32 OpenOffice.org_project/330m20$Build-9567</meta:generator>
    <meta:editing-cycles>30</meta:editing-cycles>
    <meta:document-statistic meta:table-count="0" meta:image-count="0" meta:object-count="0" meta:page-count="3" meta:paragraph-count="68" meta:word-count="310" meta:character-count="2383"/>
  </office:meta>
</office:document-meta>
</file>